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nge to 3 labels</text:p>
          </table:table-cell>
          <table:table-cell table:style-name="ce8"/>
          <table:table-cell table:style-name="ce10"/>
          <table:table-cell table:style-name="ce8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5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1" table:number-rows-repeated="9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0:02:13.664766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02T18:29:43.380951252</dc:date>
    <meta:editing-duration>P1DT19M37S</meta:editing-duration>
    <meta:editing-cycles>39</meta:editing-cycles>
    <meta:document-statistic meta:table-count="1" meta:cell-count="564" meta:object-count="0"/>
  </office:meta>
</office:document-meta>
</file>